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12pt" officeooo:paragraph-rsid="000e99c2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2pt" fo:font-weight="normal" officeooo:rsid="000e99c2" officeooo:paragraph-rsid="000e99c2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Heading_20_1">
      <style:paragraph-properties fo:margin-top="0.323cm" fo:margin-bottom="0.111cm" loext:contextual-spacing="false"/>
      <style:text-properties style:font-name="Arial" fo:font-size="12pt" style:font-size-asian="12pt" style:font-size-complex="12pt"/>
    </style:style>
    <style:style style:name="T1" style:family="text">
      <style:text-properties officeooo:rsid="000e99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99c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10 – </text:span><text:span text:style-name="T4">APT–CACHE – MANIPULAR E OBTER INFORMAÇÕES SOBRE OS PACOTES NO CACHE DO APT – LINUX</text:span></text:h>
      <text:p text:style-name="P1"><text:span text:style-name="T2">*** </text:span><text:span text:style-name="T3">APT–CACHE </text:span><text:span text:style-name="T2">***</text:span></text:p>
      <text:p text:style-name="P2">O <text:span text:style-name="T2">apt-cache</text:span> é um comando utilizado para manipular e obter informações sobre os pacotes no cache do apt</text:p>
      <text:p text:style-name="P2">Alguns exemplos:</text:p>
      <text:p text:style-name="P2">apt-cache pkgnames – Mostra os nomes de todos os pacotes no cache</text:p>
      <text:p text:style-name="P2">apt-cache stats – Mostra algumas estatísticas básicas</text:p>
      <text:p text:style-name="P2">apt-cache dump – Mostra um despejo do cache inteiro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11:41:41.799211286</meta:creation-date>
    <dc:date>2020-04-04T18:40:49.794423950</dc:date>
    <meta:editing-duration>PT6M4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7" meta:word-count="64" meta:character-count="391" meta:non-whitespace-character-count="330"/>
  </office:meta>
</office:document-meta>
</file>